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8"/>
    <style:style style:name="P2" style:family="paragraph" style:parent-style-name="Text_20_body" style:list-style-name="L18"/>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 Test Automation Engineering course bestaat uit komende lessen;</text:p>
      <text:list xml:id="list5415556011689251290" text:style-name="L18">
        <text:list-header>
          <text:p text:style-name="P1"/>
        </text:list-header>
        <text:list-item>
          <text:p text:style-name="P1">Core Java </text:p>
        </text:list-item>
        <text:list-item>
          <text:p text:style-name="P1"><text:bookmark text:name="coursecontentsection2"/>Core Java Practice </text:p>
        </text:list-item>
        <text:list-item>
          <text:p text:style-name="P1">Software Developer Life Cycle</text:p>
        </text:list-item>
        <text:list-item>
          <text:p text:style-name="P1">HTML-CSS</text:p>
        </text:list-item>
        <text:list-item>
          <text:p text:style-name="P1">Selenium</text:p>
        </text:list-item>
        <text:list-item>
          <text:p text:style-name="P1">Selenium Grid</text:p>
        </text:list-item>
        <text:list-item>
          <text:p text:style-name="P1">Jenkins</text:p>
        </text:list-item>
        <text:list-item>
          <text:p text:style-name="P1"><text:bookmark text:name="section-7"/><text:bookmark text:name="coursecontentsection7"/><text:bookmark text:name="section-8"/><text:bookmark text:name="coursecontentsection8"/>Appium</text:p>
        </text:list-item>
        <text:list-item>
          <text:p text:style-name="P1"><text:bookmark text:name="section-9"/><text:bookmark text:name="coursecontentsection9"/>API</text:p>
        </text:list-item>
        <text:list-item>
          <text:p text:style-name="P1"><text:bookmark text:name="section-10"/><text:bookmark text:name="coursecontentsection10"/>SQL</text:p>
        </text:list-item>
        <text:list-item>
          <text:p text:style-name="P1"><text:bookmark text:name="section-11"/><text:bookmark text:name="coursecontentsection11"/>JDBC </text:p>
        </text:list-item>
        <text:list-item>
          <text:p text:style-name="P1"><text:bookmark text:name="section-12"/><text:bookmark text:name="coursecontentsection12"/>Jira Xray </text:p>
        </text:list-item>
        <text:list-item>
          <text:p text:style-name="P1"><text:bookmark text:name="section-13"/><text:bookmark text:name="coursecontentsection13"/>Cypress </text:p>
        </text:list-item>
        <text:list-item>
          <text:p text:style-name="P1"><text:bookmark text:name="section-14"/><text:bookmark text:name="coursecontentsection14"/>Git-GitHub </text:p>
        </text:list-item>
        <text:list-item>
          <text:p text:style-name="P1"><text:bookmark text:name="section-15"/><text:bookmark text:name="coursecontentsection15"/>Proje </text:p>
          <text:p text:style-name="P2">De course duurt in totaal 24 weken. De lessen vindt op 9:00 uur s ochtends tot 13:00 smiddags plaats op elke weekdagen. Total krijgt iedere deelnemer 480 uur lessen exclusief persoonlijke begeleding en mentoring. Dus de uurlijke kost is gemiddeld 3,6 Euro.</text:p>
        </text:list-item>
        <text:list-item>
          <text:p text:style-name="P2">Vergelijken met andere cursen zie ik bijvoorbeeld in The Knowledge Academy alleen een java cursus kosts 2295Euro zie <text:s/>link hier (https://www.theknowledgeacademy.com/nl/courses/java-training/java-programming/). Er staat ook een ander website die gericht voor programmering talen en daar zie ik een java cursus voor 5 dagen kost totaal 3225Euro (https://www.vijfhart.nl/opleidingen/) </text:p>
        </text:list-item>
        <text:list-item>
          <text:p text:style-name="P2">Ik wil een carriere wisselng maken en daardoor heb ik een echt uitgebreid opleiding nodig om alles elkaar te krijgen. Om een nieuwe ICT carriere te beginnen een programmeren taal is noodzakelijk maar niet genoeg. Daar heb ik meer dan een programmeren taal nodig om snel een kans hebben binen in de Nederlandse arbeidsmarkt. Op dit opzicht biedt de cursus van Wise Quarter in deze 6 maanden cursusalle hard en softskills voor een Test Automation die nodig hebt.</text:p>
        </text:list-item>
        <text:list-item>
          <text:p text:style-name="P2"/>
        </text:list-item>
        <text:list-item>
          <text:p text:style-name="P2">Ik heb contact genomen met mijn begeleider van Wise Querter en ze is nog op zoek naar een organisatie die bevestigd in Nederland maar tot nu toe het is niet gelukt. Aan de andere kant na de cursus een baan vinden is in grote deels afhankelijk van de perestatie en de enthousaisime van de cursist en Ik heb die motivatie in. Als een vrouw <text:s/>wil ik me inzetten door extra zelfstudieren en mijn kennis en skillset in ICT vaak uitbreiden. Tot slot, zie ik een grote kans voor mij in het eind van deze cursus en Ik heb daar echt steun nodig om mijn professionale carriere te beginn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M25S</meta:editing-duration>
    <meta:editing-cycles>3</meta:editing-cycles>
    <meta:generator>OpenOffice/4.1.6$Win32 OpenOffice.org_project/416m1$Build-9790</meta:generator>
    <dc:date>2022-12-21T16:51:58.96</dc:date>
    <meta:document-statistic meta:table-count="0" meta:image-count="0" meta:object-count="0" meta:page-count="1" meta:paragraph-count="20" meta:word-count="325" meta:character-count="1924"/>
    <dc:creator>Hakan Yildirim</dc:creator>
    <meta:user-defined meta:name="Info 1"/>
    <meta:user-defined meta:name="Info 2"/>
    <meta:user-defined meta:name="Info 3"/>
    <meta:user-defined meta:name="Info 4"/>
  </office:meta>
</office:document-meta>
</file>